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office:value-type="string" calcext:value-type="string">
            <text:p>streaming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al-su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nes-radio</text:p>
          </table:table-cell>
          <table:table-cell office:value-type="string" calcext:value-type="string">
            <text:p>canalradio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rise-fm</text:p>
          </table:table-cell>
          <table:table-cell office:value-type="string" calcext:value-type="string">
            <text:p>cerisef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dio-orient</text:p>
          </table:table-cell>
          <table:table-cell office:value-type="string" calcext:value-type="string">
            <text:p>radioorient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atin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diomeuh</text:p>
          </table:table-cell>
          <table:table-cell office:value-type="string" calcext:value-type="string">
            <text:p>radiomeu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-radio</text:p>
          </table:table-cell>
          <table:table-cell office:value-type="string" calcext:value-type="string">
            <text:p>funradio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zz-radio</text:p>
          </table:table-cell>
          <table:table-cell office:value-type="string" calcext:value-type="string">
            <text:p>jazzradio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fm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stalgi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re-et-chanso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tag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io-fg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gin-radi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ystème</text:p>
          </table:table-cell>
        </table:table-row>
        <table:table-row table:style-name="ro1">
          <table:table-cell/>
          <table:table-cell office:value-type="string" calcext:value-type="string">
            <text:p>France-culture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tfm</text:p>
          </table:table-cell>
        </table:table-row>
        <table:table-row table:style-name="ro1">
          <table:table-cell/>
          <table:table-cell office:value-type="string" calcext:value-type="string">
            <text:p>Oui-f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t-f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t-west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i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variation</text:p>
          </table:table-cell>
        </table:table-row>
        <table:table-row table:style-name="ro1">
          <table:table-cell/>
          <table:table-cell office:value-type="string" calcext:value-type="string">
            <text:p>Le-mouv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vfm</text:p>
          </table:table-cell>
        </table:table-row>
        <table:table-row table:style-name="ro1">
          <table:table-cell/>
          <table:table-cell office:value-type="string" calcext:value-type="string">
            <text:p>Contact-fm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tl2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dio-nov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ance-ble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sf-jazz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d-radio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dio-scoop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o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ance-musique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assic21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joy-st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-nova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48F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lpes 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zur F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Blackbox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Delta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iselle F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Direct F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Echo F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Enjoy 3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Espace F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Est F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lash F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lor F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usion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énération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pact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aime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iss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c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lleni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saique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ein air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bet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bonheu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camarg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campus li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campus par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campus ren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can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carol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courtois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crist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d ic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dreyeckla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emo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espa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esper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evas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f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fidélité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flas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galax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gale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gat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gaze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grenoui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intensité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is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j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latitu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libertai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liberté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maritim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meg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melod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monac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notre da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oxyge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sal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solei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cf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dl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ts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tu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d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weet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em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opique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bration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j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n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nic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ulouse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rban h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rage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val d isè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ne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o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oxyge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plu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prése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puisale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puls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shalo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st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mont blan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zinz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cn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ds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vre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us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tina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yrenees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ttoral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are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r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activ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gnum la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stel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stral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na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ntagne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alf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alp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6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 Radio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AIM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Jazz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Jet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Jordan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Judaïca 102,9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Judaïque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K6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Kaolin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Kernew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Kis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Kit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La Clé des Ond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Là la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La Radio Pl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La Radio Primiti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Latina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La Trib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L’Autr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La Voix de l’Armagn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La Voix du Béar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L’Ek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LFM 95.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Littora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Logo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Loir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Lor’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Lyon 1è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Magic programme Alouet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Magnum la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Mangembo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Marmit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Max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Méga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Mélodi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Mélody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Mélody FM Pyréné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Mercu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Métropol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Métropoly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Meus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MFM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Milleniu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Mistra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Mix la Radio Étudian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Mix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Mona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Montag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Mosaïqu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Mouv’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MT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Music Bo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Nebbia Campus Cor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Neptu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Never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Newes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New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Nic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Normandie Trafi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Nostalg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Nov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N’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100%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NT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O2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Océa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ODS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Or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Ornithorynq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Ouest FM programme Foru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Ouï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Oxygè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Oxygè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Oxygèn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Paste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Perri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PFM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Phar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Pic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Pixe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Plag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Planèt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Plein Ai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Plein Coeu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Plum’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Plu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ositif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Principe Actif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Prun’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Pyrénée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R2M La Radio Pl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Radio 16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Radio2te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Radio 3 Dè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Radio 3D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Radio 4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Radio 6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Radio 666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Radio 74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Radio 8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Radio 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Radio Activ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Radio Acti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Radio Activités 96,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Radio Agor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Radio Albatro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Radio Albigè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Radio Alé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Radio Alf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Radio Alliance Pl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Radio Alp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Radio Altitu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Radio Alt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Radio Amitié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Radio Antenne Portugai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Radio Arc-en-Ci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Radio Aria 99,6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Radio Armén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Radio Arrel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Radio Arver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Radio A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Radio Ass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Radio Atlanti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Radio Aube et Se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Radio Avall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Radio Aviv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Radio Axe Su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Radio B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Radio Bala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Radio Balistiq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Radio Balla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Radio Barta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Radio Belle V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Radio Bét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Radio Bienvenue Strasbourg-RB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Radio BIP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Radio BLC Caudry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Radio BLV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Radio Bocag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Radio Bonheu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Radio Bonne Humeu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Radio Bonne Nouv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Radio Boomeran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Radio Bout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Radio BP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Radio Bres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Radio Bro Gwene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Radio Brum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Radio Bu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Radio Cact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Radio Cadence Musique RC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Radio Cagn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Radio Cala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Radio Calvi Citad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Radio Camarg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Radio Campus Amie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Radio Campus Anger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Radio Campus Besanç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Radio Campus Bordeau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Radio Campus Clermont-Ferran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Radio Campus Grenob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Radio Campus Li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Radio Campus Montpellie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Radio Campus Orléa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Radio Campus Pari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Radio Campus Renn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Radio Campus Toulou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Radio Campus Tour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84" calcext:value-type="float">
            <text:p>384</text:p>
          </table:table-cell>
          <table:table-cell office:value-type="string" calcext:value-type="string">
            <text:p>Radio Campus Troy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Radio Canu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Radio Capuci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Radio Carol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Radio-Cartab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Radiocé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Radio Chalom Nits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Radio Ciel Ble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Radio Clapa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3" calcext:value-type="float">
            <text:p>393</text:p>
          </table:table-cell>
          <table:table-cell office:value-type="string" calcext:value-type="string">
            <text:p>Radio Classiq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string" calcext:value-type="string">
            <text:p>Radio Club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Radio Collèg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Radio Collège Pergau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Radio Coquelico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Radio Coteau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Radio Couleur Chartreu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Radio Coup de Foud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Radio Courtois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2" calcext:value-type="float">
            <text:p>402</text:p>
          </table:table-cell>
          <table:table-cell office:value-type="string" calcext:value-type="string">
            <text:p>Radio Crapon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Radio Crista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Radio Culture Outre Me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05" calcext:value-type="float">
            <text:p>405</text:p>
          </table:table-cell>
          <table:table-cell office:value-type="string" calcext:value-type="string">
            <text:p>Radio Cultures Dij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Radio D4B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Radio d’Artagn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Radio de la Sa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9" calcext:value-type="float">
            <text:p>409</text:p>
          </table:table-cell>
          <table:table-cell office:value-type="string" calcext:value-type="string">
            <text:p>Radio des Ballo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10" calcext:value-type="float">
            <text:p>410</text:p>
          </table:table-cell>
          <table:table-cell office:value-type="string" calcext:value-type="string">
            <text:p>Radio des Hauts de Roue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string" calcext:value-type="string">
            <text:p>Radio d’Ic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Radio Dijon Camp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string" calcext:value-type="string">
            <text:p>Radio 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Radio d’O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string" calcext:value-type="string">
            <text:p>Radio Dreyecklan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Radio Dreyeckland Libre (RDL)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Radio Ecclési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string" calcext:value-type="string">
            <text:p>Radio EC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Radio Ellebo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Radio Émerau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Radio Emot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Radio en Construct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Radio Escapad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string" calcext:value-type="string">
            <text:p>Radio Espac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5" calcext:value-type="float">
            <text:p>425</text:p>
          </table:table-cell>
          <table:table-cell office:value-type="string" calcext:value-type="string">
            <text:p>Radio Espéranc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6" calcext:value-type="float">
            <text:p>426</text:p>
          </table:table-cell>
          <table:table-cell office:value-type="string" calcext:value-type="string">
            <text:p>Radio Evas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string" calcext:value-type="string">
            <text:p>Radio Festiva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Radio F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Radio Fidélité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Radio Fidélité Mayen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Radio Fil de l’Ea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Radio Fla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Radio Flash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string" calcext:value-type="string">
            <text:p>Radio FM43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Radio FM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Radio Fonta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37" calcext:value-type="float">
            <text:p>437</text:p>
          </table:table-cell>
          <table:table-cell office:value-type="string" calcext:value-type="string">
            <text:p>Radio Fréquence Nîm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string" calcext:value-type="string">
            <text:p>Radio G !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string" calcext:value-type="string">
            <text:p>Radio Galax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Radio Galè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string" calcext:value-type="string">
            <text:p>Radio Gât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Radio Gaz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Radio Giff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44" calcext:value-type="float">
            <text:p>444</text:p>
          </table:table-cell>
          <table:table-cell office:value-type="string" calcext:value-type="string">
            <text:p>Radio Golfe d’Amou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Radio Graffit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46" calcext:value-type="float">
            <text:p>446</text:p>
          </table:table-cell>
          <table:table-cell office:value-type="string" calcext:value-type="string">
            <text:p>Radio Graf’Hi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Radio Grand Ci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Radio Grenoui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Radio Grésivaud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Radio Grille Ouver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Radio Gué Mozo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Radio Harmonie Cornouai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Radio Ici &amp; Maintenan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Radio Intensité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string" calcext:value-type="string">
            <text:p>Radio Interva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string" calcext:value-type="string">
            <text:p>Radio Iri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string" calcext:value-type="string">
            <text:p>Radio Is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Radio Italienne de Grenob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/>
          <table:table-cell office:value-type="float" office:value="459" calcext:value-type="float">
            <text:p>459</text:p>
          </table:table-cell>
          <table:table-cell office:value-type="string" calcext:value-type="string">
            <text:p>Radio Italienne de Lyon et du Rhô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string" calcext:value-type="string">
            <text:p>Radio J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Radio Jéric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Radio J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63" calcext:value-type="float">
            <text:p>463</text:p>
          </table:table-cell>
          <table:table-cell office:value-type="string" calcext:value-type="string">
            <text:p>Radio Kaléidoscop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Radio Ker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65" calcext:value-type="float">
            <text:p>465</text:p>
          </table:table-cell>
          <table:table-cell office:value-type="string" calcext:value-type="string">
            <text:p>Radio Kol Aviv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Radio Kol Hachalo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Radio Lacau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68" calcext:value-type="float">
            <text:p>468</text:p>
          </table:table-cell>
          <table:table-cell office:value-type="string" calcext:value-type="string">
            <text:p>Radio La Loca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string" calcext:value-type="string">
            <text:p>Radio Lapurd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Radio Larz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1" calcext:value-type="float">
            <text:p>471</text:p>
          </table:table-cell>
          <table:table-cell office:value-type="string" calcext:value-type="string">
            <text:p>Radio La Sentin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string" calcext:value-type="string">
            <text:p>Radio Lase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3" calcext:value-type="float">
            <text:p>473</text:p>
          </table:table-cell>
          <table:table-cell office:value-type="string" calcext:value-type="string">
            <text:p>Radio Latitu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string" calcext:value-type="string">
            <text:p>Radio Lenga d’O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Radio Lenga d’Oc Narbon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6" calcext:value-type="float">
            <text:p>476</text:p>
          </table:table-cell>
          <table:table-cell office:value-type="string" calcext:value-type="string">
            <text:p>Radio Libertai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string" calcext:value-type="string">
            <text:p>Radio Liberté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8" calcext:value-type="float">
            <text:p>478</text:p>
          </table:table-cell>
          <table:table-cell office:value-type="string" calcext:value-type="string">
            <text:p>Radio Liberté 96.1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string" calcext:value-type="string">
            <text:p>Radio Lodè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Radio 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string" calcext:value-type="string">
            <text:p>Radiomagny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2" calcext:value-type="float">
            <text:p>482</text:p>
          </table:table-cell>
          <table:table-cell office:value-type="string" calcext:value-type="string">
            <text:p>Radio Margeri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Radio Maritim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Radio Marseillet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string" calcext:value-type="string">
            <text:p>Radio MD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string" calcext:value-type="string">
            <text:p>Radio Még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Radio Mélod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Radio Mendilili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9" calcext:value-type="float">
            <text:p>489</text:p>
          </table:table-cell>
          <table:table-cell office:value-type="string" calcext:value-type="string">
            <text:p>Radio Ménergy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string" calcext:value-type="string">
            <text:p>Radio Mille Patt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1" calcext:value-type="float">
            <text:p>491</text:p>
          </table:table-cell>
          <table:table-cell office:value-type="string" calcext:value-type="string">
            <text:p>Radio Monac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2" calcext:value-type="float">
            <text:p>492</text:p>
          </table:table-cell>
          <table:table-cell office:value-type="string" calcext:value-type="string">
            <text:p>Radio Mon Paï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3" calcext:value-type="float">
            <text:p>493</text:p>
          </table:table-cell>
          <table:table-cell office:value-type="string" calcext:value-type="string">
            <text:p>Radio Mont-Blan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Radio Morv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string" calcext:value-type="string">
            <text:p>Radio Mure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string" calcext:value-type="string">
            <text:p>Radio Né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7" calcext:value-type="float">
            <text:p>497</text:p>
          </table:table-cell>
          <table:table-cell office:value-type="string" calcext:value-type="string">
            <text:p>Radio Neptu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Radio Nord Bourgogne (RNB)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Radio Nord Breta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Radio Notre Dam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string" calcext:value-type="string">
            <text:p>Radio Nov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Radio Numéro 1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Radio Occitani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Radio Olor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Radio Oméga 90,9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Radio Onda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Radio O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Radio Open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string" calcext:value-type="string">
            <text:p>Radio Orien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Radio Orion 87,6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11" calcext:value-type="float">
            <text:p>511</text:p>
          </table:table-cell>
          <table:table-cell office:value-type="string" calcext:value-type="string">
            <text:p>Radio Oxygè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Radio P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string" calcext:value-type="string">
            <text:p>Radio Paí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Radio Panach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Radio Parole de V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string" calcext:value-type="string">
            <text:p>Radio Pass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string" calcext:value-type="string">
            <text:p>Radio P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Radio Phéni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Radio Pla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Radio Pluri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string" calcext:value-type="string">
            <text:p>Radio Pl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Radio Po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23" calcext:value-type="float">
            <text:p>523</text:p>
          </table:table-cell>
          <table:table-cell office:value-type="string" calcext:value-type="string">
            <text:p>Radio Présenc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string" calcext:value-type="string">
            <text:p>Radio Préver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25" calcext:value-type="float">
            <text:p>525</text:p>
          </table:table-cell>
          <table:table-cell office:value-type="string" calcext:value-type="string">
            <text:p>Radio Puisale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Radio Pulsa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string" calcext:value-type="string">
            <text:p>Radio Pul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28" calcext:value-type="float">
            <text:p>528</text:p>
          </table:table-cell>
          <table:table-cell office:value-type="string" calcext:value-type="string">
            <text:p>Radio Qui Qu’en Gro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string" calcext:value-type="string">
            <text:p>Radio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string" calcext:value-type="string">
            <text:p>Radio RC2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Radio Rencontre 93.3 FM Dunkerq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Radio Renn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Radio Réz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Radio RMB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string" calcext:value-type="string">
            <text:p>Radio Roya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string" calcext:value-type="string">
            <text:p>Radio RV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37" calcext:value-type="float">
            <text:p>537</text:p>
          </table:table-cell>
          <table:table-cell office:value-type="string" calcext:value-type="string">
            <text:p>Radio Saint-Affriq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38" calcext:value-type="float">
            <text:p>538</text:p>
          </table:table-cell>
          <table:table-cell office:value-type="string" calcext:value-type="string">
            <text:p>Radio Sainte-Baum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Radio Saint Ferreo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Radio Saint-Nabo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string" calcext:value-type="string">
            <text:p>Radio Sala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Radio Salve Regin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43" calcext:value-type="float">
            <text:p>543</text:p>
          </table:table-cell>
          <table:table-cell office:value-type="string" calcext:value-type="string">
            <text:p>Radio Salvetat Peinar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Radio Scarpe Sensé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Radio Scoop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string" calcext:value-type="string">
            <text:p>Radio Semnoz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47" calcext:value-type="float">
            <text:p>547</text:p>
          </table:table-cell>
          <table:table-cell office:value-type="string" calcext:value-type="string">
            <text:p>Radio Sentin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Radio Shalo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Radio Shalom Bourgo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Radios Libres en Périgor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string" calcext:value-type="string">
            <text:p>Radio Solei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2" calcext:value-type="float">
            <text:p>552</text:p>
          </table:table-cell>
          <table:table-cell office:value-type="string" calcext:value-type="string">
            <text:p>Radio Soleil 3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3" calcext:value-type="float">
            <text:p>553</text:p>
          </table:table-cell>
          <table:table-cell office:value-type="string" calcext:value-type="string">
            <text:p>Radio Sommièr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string" calcext:value-type="string">
            <text:p>Radio Sta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5" calcext:value-type="float">
            <text:p>555</text:p>
          </table:table-cell>
          <table:table-cell office:value-type="string" calcext:value-type="string">
            <text:p>Radio Star Bourgo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6" calcext:value-type="float">
            <text:p>556</text:p>
          </table:table-cell>
          <table:table-cell office:value-type="string" calcext:value-type="string">
            <text:p>Radio Stolliah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7" calcext:value-type="float">
            <text:p>557</text:p>
          </table:table-cell>
          <table:table-cell office:value-type="string" calcext:value-type="string">
            <text:p>Radio Studio 1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8" calcext:value-type="float">
            <text:p>558</text:p>
          </table:table-cell>
          <table:table-cell office:value-type="string" calcext:value-type="string">
            <text:p>Radio Sud Besanç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Radio Swin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string" calcext:value-type="string">
            <text:p>Radio Tartas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1" calcext:value-type="float">
            <text:p>561</text:p>
          </table:table-cell>
          <table:table-cell office:value-type="string" calcext:value-type="string">
            <text:p>Radio Temps Rodez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2" calcext:value-type="float">
            <text:p>562</text:p>
          </table:table-cell>
          <table:table-cell office:value-type="string" calcext:value-type="string">
            <text:p>Radio Tou’Cae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Radio Transparenc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string" calcext:value-type="string">
            <text:p>Radio 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Radio Univer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6" calcext:value-type="float">
            <text:p>566</text:p>
          </table:table-cell>
          <table:table-cell office:value-type="string" calcext:value-type="string">
            <text:p>Radio Uylenspieg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Radio Val-d’Isè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string" calcext:value-type="string">
            <text:p>Radio Vallé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Radio Vallée de l’Is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Radio Vallée Vézè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1" calcext:value-type="float">
            <text:p>571</text:p>
          </table:table-cell>
          <table:table-cell office:value-type="string" calcext:value-type="string">
            <text:p>Radio Vallespi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string" calcext:value-type="string">
            <text:p>Radio Valloi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73" calcext:value-type="float">
            <text:p>573</text:p>
          </table:table-cell>
          <table:table-cell office:value-type="string" calcext:value-type="string">
            <text:p>Radio Valois Multien - RV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4" calcext:value-type="float">
            <text:p>574</text:p>
          </table:table-cell>
          <table:table-cell office:value-type="string" calcext:value-type="string">
            <text:p>Radio Val Pirénéo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5" calcext:value-type="float">
            <text:p>575</text:p>
          </table:table-cell>
          <table:table-cell office:value-type="string" calcext:value-type="string">
            <text:p>Radio Vassiviè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string" calcext:value-type="string">
            <text:p>Radio Verd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7" calcext:value-type="float">
            <text:p>577</text:p>
          </table:table-cell>
          <table:table-cell office:value-type="string" calcext:value-type="string">
            <text:p>Radio Vexin Val-de-Se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8" calcext:value-type="float">
            <text:p>578</text:p>
          </table:table-cell>
          <table:table-cell office:value-type="string" calcext:value-type="string">
            <text:p>Radio Vicomté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Radio Vieille-Egli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80" calcext:value-type="float">
            <text:p>580</text:p>
          </table:table-cell>
          <table:table-cell office:value-type="string" calcext:value-type="string">
            <text:p>Radio Vinci Autorout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string" calcext:value-type="string">
            <text:p>Radio Zém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string" calcext:value-type="string">
            <text:p>Radio Zénith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string" calcext:value-type="string">
            <text:p>Radio Zig Za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string" calcext:value-type="string">
            <text:p>Radio Zinz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string" calcext:value-type="string">
            <text:p>Radio Zon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string" calcext:value-type="string">
            <text:p>Radyon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string" calcext:value-type="string">
            <text:p>RAJ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88" calcext:value-type="float">
            <text:p>588</text:p>
          </table:table-cell>
          <table:table-cell office:value-type="string" calcext:value-type="string">
            <text:p>RAM Radio Alpes Mancell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89" calcext:value-type="float">
            <text:p>589</text:p>
          </table:table-cell>
          <table:table-cell office:value-type="string" calcext:value-type="string">
            <text:p>RAM Radio Alpine Meilleu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string" calcext:value-type="string">
            <text:p>RB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string" calcext:value-type="string">
            <text:p>RB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string" calcext:value-type="string">
            <text:p>RC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93" calcext:value-type="float">
            <text:p>593</text:p>
          </table:table-cell>
          <table:table-cell office:value-type="string" calcext:value-type="string">
            <text:p>RCB La Radio de la Vallé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string" calcext:value-type="string">
            <text:p>RCB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string" calcext:value-type="string">
            <text:p>RC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string" calcext:value-type="string">
            <text:p>RCF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string" calcext:value-type="string">
            <text:p>RCJ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string" calcext:value-type="string">
            <text:p>RC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RCM (Radio Canal Myrtille)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RCN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01" calcext:value-type="float">
            <text:p>601</text:p>
          </table:table-cell>
          <table:table-cell office:value-type="string" calcext:value-type="string">
            <text:p>RCN Radio Caraïb Nancy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R’ Courchev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CV 105.0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RCV 99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R d’Aut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string" calcext:value-type="string">
            <text:p>RdB 101,8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07" calcext:value-type="float">
            <text:p>607</text:p>
          </table:table-cell>
          <table:table-cell office:value-type="string" calcext:value-type="string">
            <text:p>RDB Radio des Boutièr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RDC Radio Cousera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RD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RD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string" calcext:value-type="string">
            <text:p>R-Dw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13" calcext:value-type="float">
            <text:p>613</text:p>
          </table:table-cell>
          <table:table-cell office:value-type="string" calcext:value-type="string">
            <text:p>REC Radio Écho des Chouca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REM Radio Entre deux Mer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Résonanc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16" calcext:value-type="float">
            <text:p>616</text:p>
          </table:table-cell>
          <table:table-cell office:value-type="string" calcext:value-type="string">
            <text:p>Résonanc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RFI Pari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string" calcext:value-type="string">
            <text:p>RFL 101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RGB Radio Grand Bri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string" calcext:value-type="string">
            <text:p>RI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22" calcext:value-type="float">
            <text:p>622</text:p>
          </table:table-cell>
          <table:table-cell office:value-type="string" calcext:value-type="string">
            <text:p>Rire et Chanso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string" calcext:value-type="string">
            <text:p>RJ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24" calcext:value-type="float">
            <text:p>624</text:p>
          </table:table-cell>
          <table:table-cell office:value-type="string" calcext:value-type="string">
            <text:p>RJL Radio Judaïca Ly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RJR Radio Jeunes Reim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26" calcext:value-type="float">
            <text:p>626</text:p>
          </table:table-cell>
          <table:table-cell office:value-type="string" calcext:value-type="string">
            <text:p>RKB Radio Kreiz Breizh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R’ La Pla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string" calcext:value-type="string">
            <text:p>R’ Les Arc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R’ Mérib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RMJ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string" calcext:value-type="string">
            <text:p>RMN-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32" calcext:value-type="float">
            <text:p>632</text:p>
          </table:table-cell>
          <table:table-cell office:value-type="string" calcext:value-type="string">
            <text:p>RMN Radio Mau Na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33" calcext:value-type="float">
            <text:p>633</text:p>
          </table:table-cell>
          <table:table-cell office:value-type="string" calcext:value-type="string">
            <text:p>RMS Radio Morbihan Su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string" calcext:value-type="string">
            <text:p>RMZ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string" calcext:value-type="string">
            <text:p>RN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RPA Radio Pays de Aurill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38" calcext:value-type="float">
            <text:p>638</text:p>
          </table:table-cell>
          <table:table-cell office:value-type="string" calcext:value-type="string">
            <text:p>RPH Radio Pays d’Héraul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string" calcext:value-type="string">
            <text:p>RPL 99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string" calcext:value-type="string">
            <text:p>RPL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string" calcext:value-type="string">
            <text:p>RP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string" calcext:value-type="string">
            <text:p>RP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RTF Radio Trouble Fê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string" calcext:value-type="string">
            <text:p>R’ Tign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string" calcext:value-type="string">
            <text:p>RTL 2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RTV 95,7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RVB Radio Vallée Berger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51" calcext:value-type="float">
            <text:p>651</text:p>
          </table:table-cell>
          <table:table-cell office:value-type="string" calcext:value-type="string">
            <text:p>RVL Radio Vallée de la Lézar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string" calcext:value-type="string">
            <text:p>RV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RVO Radio Val d’O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string" calcext:value-type="string">
            <text:p>RVR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string" calcext:value-type="string">
            <text:p>SANEF 107.7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string" calcext:value-type="string">
            <text:p>Sea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string" calcext:value-type="string">
            <text:p>Sensatio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string" calcext:value-type="string">
            <text:p>Séquenc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string" calcext:value-type="string">
            <text:p>Skyrock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60" calcext:value-type="float">
            <text:p>660</text:p>
          </table:table-cell>
          <table:table-cell office:value-type="string" calcext:value-type="string">
            <text:p>Soleil de Ré La Roch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office:value-type="string" calcext:value-type="string">
            <text:p>Solei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string" calcext:value-type="string">
            <text:p>So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Sorgia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string" calcext:value-type="string">
            <text:p>Souvenir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Station Milleniu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string" calcext:value-type="string">
            <text:p>Studio Zef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string" calcext:value-type="string">
            <text:p>Styl’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68" calcext:value-type="float">
            <text:p>668</text:p>
          </table:table-cell>
          <table:table-cell office:value-type="string" calcext:value-type="string">
            <text:p>Sud Nivernais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office:value-type="string" calcext:value-type="string">
            <text:p>Sud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string" calcext:value-type="string">
            <text:p>Sud Radio +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Sun 101.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string" calcext:value-type="string">
            <text:p>Sweet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Swing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Tempo Programme Alouet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76" calcext:value-type="float">
            <text:p>676</text:p>
          </table:table-cell>
          <table:table-cell office:value-type="string" calcext:value-type="string">
            <text:p>Tendance Oues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Terre Mari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string" calcext:value-type="string">
            <text:p>T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Thèm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Timbr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Tonic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Tonic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Top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Top Musi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Tote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Toulous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Transat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Triag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Tropique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TSF 98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TSF Jazz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Urban Hi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Vag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Varianc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Variat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V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VFM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Vibrat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Village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Virag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Virgin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Vivr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Voce Nustra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Vogu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Vosge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Wit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Xiberoko Botza Irrati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Yvelines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Zap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Zénith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Zoom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DDE LE GRAND <text:s text:c="35"/></text:p>
          </table:table-cell>
          <table:table-cell office:value-type="string" calcext:value-type="string">
            <text:p>Fedde le Grand, né le 7 septembre 1977 à Utrecht, est un DJ et producteur néerlandais. Connu grâce au tube Put Your Hands Up For Detroit, n°1 au...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LIX DA HOUSECAT <text:s text:c="35"/></text:p>
          </table:table-cell>
          <table:table-cell office:value-type="string" calcext:value-type="string">
            <text:p>Felix da Housecat (de son vrai nom Felix Stallings), né le 27 août 1971 à Chicago, est un DJ et producteur américain en musique house. Il est...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RRY CORSTEN <text:s text:c="35"/></text:p>
          </table:table-cell>
          <table:table-cell office:value-type="string" calcext:value-type="string">
            <text:p>La discographie du DJ et compositeur néerlandais Ferry Corsten (également connu sous différents pseudonymes dont le plus connu est « System...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D PELLICHERO <text:s text:c="35"/></text:p>
          </table:table-cell>
          <table:table-cell office:value-type="string" calcext:value-type="string">
            <text:p>Biographie : <text:s/>c est en 1993 que fred pellichero debute dans le deejaying, son ouverture d esprit et ses gout pour l electro l on naturellement conduit a se tourner vers la... </text:p>
          </table:table-cell>
        </table:table-row>
      </table:table>
      <table:named-expressions/>
      <table:database-ranges>
        <table:database-range table:name="__Anonymous_Sheet_DB__0" table:target-range-address="Sheet1.E1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6:27:43.910528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1:04:26.195872699</meta:creation-date>
    <dc:date>2017-03-06T17:12:54.846380628</dc:date>
    <meta:editing-duration>PT5H28M57S</meta:editing-duration>
    <meta:editing-cycles>8</meta:editing-cycles>
    <meta:generator>LibreOffice/5.1.2.2$Linux_X86_64 LibreOffice_project/10m0$Build-2</meta:generator>
    <meta:document-statistic meta:table-count="3" meta:cell-count="2709" meta:object-count="0"/>
  </office:meta>
</office:document-meta>
</file>